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780000004381B52A90E.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71cm" draw:marker-start-width="0.306cm" draw:marker-end-width="0.306cm" draw:fill="solid" draw:fill-color="#1c1c1c" draw:textarea-vertical-align="middle" fo:padding-top="0.16cm" fo:padding-bottom="0.16cm" fo:padding-left="0.285cm" fo:padding-right="0.285cm"/>
    </style:style>
    <style:style style:name="gr3" style:family="graphic" style:parent-style-name="standard">
      <style:graphic-properties draw:fill="gradient" draw:fill-gradient-name="Gradient_20_8" draw:textarea-horizontal-align="justify" draw:textarea-vertical-align="middle" draw:auto-grow-height="false" fo:min-height="0cm" fo:min-width="0cm"/>
    </style:style>
    <style:style style:name="gr4" style:family="graphic" style:parent-style-name="standard">
      <style:graphic-properties draw:fill="gradient" draw:fill-gradient-name="Raspi" draw:textarea-horizontal-align="justify" draw:textarea-vertical-align="middle" draw:auto-grow-height="false" fo:min-height="0cm" fo:min-width="0cm" draw:shadow="hidden"/>
    </style:style>
    <style:style style:name="gr5" style:family="graphic" style:parent-style-name="standard">
      <style:graphic-properties draw:stroke="solid" svg:stroke-width="0.071cm" draw:marker-start-width="0.412cm" draw:marker-end-width="0.412cm" draw:fill="gradient" draw:fill-gradient-name="Raspi" draw:textarea-horizontal-align="justify" draw:textarea-vertical-align="middle" draw:auto-grow-height="false" fo:min-height="0cm" fo:min-width="0cm" fo:padding-top="0.195cm" fo:padding-bottom="0.195cm" fo:padding-left="0.32cm" fo:padding-right="0.32cm" draw:shadow="hidden"/>
    </style:style>
    <style:style style:name="gr6" style:family="graphic" style:parent-style-name="standard">
      <style:graphic-properties draw:stroke="none" svg:stroke-color="#000000" draw:fill="none" draw:fill-color="#ffffff" fo:min-height="1.801cm"/>
    </style:style>
    <style:style style:name="gr7" style:family="graphic" style:parent-style-name="standard">
      <style:graphic-properties draw:stroke="none" svg:stroke-color="#000000" draw:fill="none" draw:fill-color="#ffffff" fo:min-height="1.394cm"/>
    </style:style>
    <style:style style:name="gr8" style:family="graphic" style:parent-style-name="standard">
      <style:graphic-properties draw:stroke="none" svg:stroke-color="#000000" draw:fill="none" draw:fill-color="#ffffff" fo:min-height="1.194cm"/>
    </style:style>
    <style:style style:name="gr9" style:family="graphic" style:parent-style-name="standard">
      <style:graphic-properties draw:stroke="none" draw:fill="none" fo:min-height="1.525cm"/>
    </style:style>
    <style:style style:name="gr10" style:family="graphic" style:parent-style-name="standard">
      <style:graphic-properties draw:stroke="none" svg:stroke-color="#000000" draw:fill="none" draw:fill-color="#ffffff" fo:min-height="1.65cm"/>
    </style:style>
    <style:style style:name="gr11" style:family="graphic" style:parent-style-name="standard">
      <style:graphic-properties draw:stroke="none" draw:fill="none" fo:min-height="1.522cm"/>
    </style:style>
    <style:style style:name="gr12" style:family="graphic" style:parent-style-name="standard">
      <style:graphic-properties draw:stroke="none" draw:fill="none" fo:min-height="5.081cm"/>
    </style:style>
    <style:style style:name="gr13" style:family="graphic" style:parent-style-name="standard">
      <style:graphic-properties draw:stroke="none" svg:stroke-color="#000000" draw:fill="none" draw:fill-color="#ffffff" fo:min-height="2.95cm"/>
    </style:style>
    <style:style style:name="gr14" style:family="graphic" style:parent-style-name="standard">
      <style:graphic-properties draw:fill="gradient" draw:fill-gradient-name="Gray_20_Gradient_20_3" draw:textarea-horizontal-align="justify" draw:textarea-vertical-align="middle" draw:auto-grow-height="false" fo:min-height="0cm" fo:min-width="0cm"/>
    </style:style>
    <style:style style:name="gr15" style:family="graphic" style:parent-style-name="standard">
      <style:graphic-properties draw:stroke="none" draw:fill="none" fo:min-height="1.605cm"/>
    </style:style>
    <style:style style:name="gr16" style:family="graphic" style:parent-style-name="standard">
      <style:graphic-properties draw:stroke="none" svg:stroke-width="0cm" draw:marker-start-width="0.412cm" draw:marker-end-width="0.412cm" draw:fill="gradient" draw:fill-gradient-name="Gray_20_Gradient_20_2" draw:textarea-horizontal-align="justify" draw:textarea-vertical-align="middle" draw:auto-grow-height="false" fo:min-height="0cm" fo:min-width="0cm" fo:padding-top="0.195cm" fo:padding-bottom="0.195cm" fo:padding-left="0.32cm" fo:padding-right="0.32cm" draw:shadow="hidden"/>
    </style:style>
    <style:style style:name="gr17" style:family="graphic" style:parent-style-name="standard">
      <style:graphic-properties draw:fill="gradient" draw:fill-gradient-name="Gradient_20_8" draw:textarea-horizontal-align="justify" draw:textarea-vertical-align="middle" draw:auto-grow-height="false" fo:min-height="0cm" fo:min-width="0cm"/>
    </style:style>
    <style:style style:name="gr18" style:family="graphic" style:parent-style-name="standard">
      <style:graphic-properties draw:fill="gradient" draw:fill-gradient-name="Gradient_20_8" draw:textarea-horizontal-align="justify" draw:textarea-vertical-align="middle" draw:auto-grow-height="false" fo:min-height="0cm" fo:min-width="0cm" draw:shadow="hidden"/>
    </style:style>
    <style:style style:name="gr19" style:family="graphic" style:parent-style-name="standard">
      <style:graphic-properties draw:stroke="solid" svg:stroke-width="0.071cm" draw:marker-start-width="0.412cm" draw:marker-end-width="0.412cm" draw:fill="gradient" draw:fill-gradient-name="Gray_20_Gradient_20_2" draw:textarea-horizontal-align="justify" draw:textarea-vertical-align="middle" draw:auto-grow-height="false" fo:min-height="0cm" fo:min-width="0cm" fo:padding-top="0.195cm" fo:padding-bottom="0.195cm" fo:padding-left="0.32cm" fo:padding-right="0.32cm" draw:shadow="hidden"/>
    </style:style>
    <style:style style:name="gr20" style:family="graphic" style:parent-style-name="standard">
      <style:graphic-properties draw:stroke="none" draw:fill="none" fo:min-height="1.153cm"/>
    </style:style>
    <style:style style:name="gr21" style:family="graphic" style:parent-style-name="standard">
      <style:graphic-properties draw:stroke="none" draw:fill="none" draw:fill-color="#ffffff" fo:min-height="1.729cm"/>
    </style:style>
    <style:style style:name="gr22"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color="#666666" style:text-outline="true" fo:font-family="'Adobe Gothic Std'" style:font-family-generic="swiss" style:font-pitch="variable" fo:font-size="32pt" fo:font-weight="normal" style:font-size-asian="32pt" style:font-size-complex="32pt"/>
    </style:style>
    <style:style style:name="P3" style:family="paragraph">
      <style:paragraph-properties fo:text-align="center"/>
      <style:text-properties fo:color="#dddddd" style:text-outline="true" style:text-position="39% 58%" fo:font-family="'Adobe Gothic Std'" style:font-family-generic="swiss" style:font-pitch="variable" fo:font-size="36pt" fo:font-weight="normal" style:font-size-asian="36pt" style:font-size-complex="36pt"/>
    </style:style>
    <style:style style:name="P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fo:font-family="'Heydings Common Icons'" style:font-pitch="variable" fo:font-size="40pt" style:font-size-asian="40pt" style:font-size-complex="40pt"/>
    </style:style>
    <style:style style:name="P6" style:family="paragraph">
      <style:text-properties fo:font-family="'Arial Black'" style:font-pitch="variable" fo:font-size="23pt" fo:font-weight="bold" style:font-size-asian="23pt" style:font-weight-asian="bold" style:font-size-complex="23pt" style:font-weight-complex="bold"/>
    </style:style>
    <style:style style:name="P7" style:family="paragraph">
      <style:text-properties fo:color="#ffffff" fo:font-family="'Heydings Common Icons'" style:font-pitch="variable" fo:font-size="40pt" style:font-size-asian="40pt" style:font-size-complex="40pt"/>
    </style:style>
    <style:style style:name="P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text-outline="true" fo:font-family="BreeziIconSet" fo:font-size="45pt" style:font-family-asian="BreeziIconSet" style:font-size-asian="45pt" style:font-family-complex="BreeziIconSet" style:font-size-complex="45pt"/>
    </style:style>
    <style:style style:name="P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BreeziIconSet" fo:font-size="40pt" style:font-family-asian="BreeziIconSet" style:font-size-asian="40pt" style:font-family-complex="BreeziIconSet" style:font-size-complex="40pt"/>
    </style:style>
    <style:style style:name="P10" style:family="paragraph">
      <style:text-properties fo:color="#ffffff" style:text-outline="true" fo:font-family="'Heydings Common Icons'" style:font-pitch="variable" fo:font-size="40pt" style:font-size-asian="40pt" style:font-size-complex="40pt"/>
    </style:style>
    <style:style style:name="P1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true" style:text-position="39% 58%" fo:font-family="'Heydings Common Icons'" style:font-pitch="variable" fo:font-size="36pt" style:font-size-asian="36pt" style:font-size-complex="36pt"/>
    </style:style>
    <style:style style:name="P1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true" style:text-position="39% 58%" fo:font-family="'Heydings Common Icons'" style:font-pitch="variable" fo:font-size="36pt" fo:text-shadow="none" style:font-size-asian="36pt" style:font-size-complex="36pt"/>
    </style:style>
    <style:style style:name="P1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fo:font-family="font3933" fo:font-size="40pt" style:font-family-asian="font3933" style:font-size-asian="40pt" style:font-family-complex="font3933" style:font-size-complex="40pt"/>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text-outline="true" fo:font-family="BreeziIconSet" fo:font-size="40pt" style:font-family-asian="BreeziIconSet" style:font-size-asian="34pt" style:font-family-complex="BreeziIconSet" style:font-size-complex="19.2999992370605pt"/>
    </style:style>
    <style:style style:name="P1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fo:font-family="font3933" fo:font-size="43pt" style:font-family-asian="font3933" style:font-size-asian="43pt" style:font-family-complex="font3933" style:font-size-complex="24.3999996185303pt"/>
    </style:style>
    <style:style style:name="P1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Webdings" fo:font-size="43pt" style:font-family-asian="Webdings" style:font-size-asian="43pt" style:font-family-complex="Webdings" style:font-size-complex="24.3999996185303pt"/>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text-outline="true" fo:font-family="'Heydings Common Icons'" style:font-pitch="variable" fo:font-size="40pt" style:font-size-asian="40pt" style:font-size-complex="40pt"/>
    </style:style>
    <style:style style:name="P18"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669933" fo:font-family="BreeziIconSet" fo:font-size="150pt" style:font-family-asian="BreeziIconSet" style:font-size-asian="150pt" style:font-family-complex="BreeziIconSet" style:font-size-complex="150pt"/>
    </style:style>
    <style:style style:name="P19" style:family="paragraph">
      <style:paragraph-properties fo:text-align="center"/>
      <style:text-properties fo:color="#669900" fo:font-family="'Atari Classic Chunky'" style:font-pitch="variable" fo:font-size="36pt" fo:font-weight="bold" style:font-size-asian="36pt" style:font-weight-asian="bold" style:font-size-complex="36pt" style:font-weight-complex="bold"/>
    </style:style>
    <style:style style:name="P2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Wingdings3" fo:font-size="40pt" style:font-family-asian="Wingdings3" style:font-size-asian="40pt" style:font-family-complex="Wingdings3" style:font-size-complex="40pt"/>
    </style:style>
    <style:style style:name="P2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fo:font-family="font3933" fo:font-size="45pt" style:font-family-asian="font3933" style:font-size-asian="43pt" style:font-family-complex="font3933" style:font-size-complex="24.3999996185303pt"/>
    </style:style>
    <style:style style:name="P2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BreeziIconSet" fo:font-size="34pt" style:font-family-asian="BreeziIconSet" style:font-size-asian="34pt" style:font-family-complex="BreeziIconSet" style:font-size-complex="19.2999992370605pt"/>
    </style:style>
    <style:style style:name="P23"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dddddd" style:text-outline="true" style:text-position="39% 58%" fo:font-family="'Heydings Common Icons'" style:font-pitch="variable" fo:font-size="36pt" style:font-size-asian="36pt" style:font-size-complex="36pt"/>
    </style:style>
    <style:style style:name="P2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Wingdings3" fo:font-size="43pt" style:font-family-asian="Wingdings3" style:font-size-asian="43pt" style:font-family-complex="Wingdings3" style:font-size-complex="24.3999996185303pt"/>
    </style:style>
    <style:style style:name="T1" style:family="text">
      <style:text-properties style:use-window-font-color="true" style:text-outline="false" style:text-line-through-style="none" style:text-position="-11% 100%" fo:font-family="'Heydings Common Icons'" style:font-pitch="variable" fo:font-size="40pt" fo:font-style="normal" fo:text-shadow="none" style:text-underline-style="none" fo:font-weight="normal" style:letter-kerning="true" style:font-family-asian="font3933" style:font-size-asian="40pt" style:font-style-asian="normal" style:font-weight-asian="normal" style:font-family-complex="font3933" style:font-size-complex="40pt" style:font-style-complex="normal" style:font-weight-complex="normal" style:text-emphasize="none" style:font-relief="none" style:text-overline-style="none" style:text-overline-color="font-color"/>
    </style:style>
    <style:style style:name="T2" style:family="text">
      <style:text-properties fo:font-family="'Arial Black'" style:font-pitch="variable" fo:font-size="23pt" fo:font-weight="bold" style:font-size-asian="23pt" style:font-weight-asian="bold" style:font-size-complex="23pt" style:font-weight-complex="bold"/>
    </style:style>
    <style:style style:name="T3" style:family="text">
      <style:text-properties style:use-window-font-color="true" style:text-outline="true" style:text-line-through-style="none" fo:font-family="BreeziIconSet" fo:font-size="45pt" fo:font-style="normal" fo:text-shadow="none" style:text-underline-style="none" fo:font-weight="normal" style:letter-kerning="true" style:font-family-asian="BreeziIconSet" style:font-size-asian="45pt" style:font-style-asian="normal" style:font-weight-asian="normal" style:font-family-complex="BreeziIconSet" style:font-size-complex="45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BreeziIconSet" fo:font-size="40pt" fo:font-style="normal" fo:text-shadow="none" style:text-underline-style="none" fo:font-weight="normal" style:letter-kerning="true" style:font-family-asian="BreeziIconSet" style:font-size-asian="40pt" style:font-style-asian="normal" style:font-weight-asian="normal" style:font-family-complex="BreeziIconSet" style:font-size-complex="40pt" style:font-style-complex="normal" style:font-weight-complex="normal" style:text-emphasize="none" style:font-relief="none" style:text-overline-style="none" style:text-overline-color="font-color"/>
    </style:style>
    <style:style style:name="T5" style:family="text">
      <style:text-properties style:use-window-font-color="true" style:text-outline="true" style:text-line-through-style="none" style:text-position="-11% 100%" fo:font-family="'Heydings Common Icons'" style:font-pitch="variable" fo:font-size="40pt" fo:font-style="normal" fo:text-shadow="none" style:text-underline-style="none" fo:font-weight="normal" style:letter-kerning="true" style:font-family-asian="font3933" style:font-size-asian="40pt" style:font-style-asian="normal" style:font-weight-asian="normal" style:font-family-complex="font3933" style:font-size-complex="40pt" style:font-style-complex="normal" style:font-weight-complex="normal" style:text-emphasize="none" style:font-relief="none" style:text-overline-style="none" style:text-overline-color="font-color"/>
    </style:style>
    <style:style style:name="T6" style:family="text">
      <style:text-properties fo:color="#000000" style:text-outline="true" style:text-line-through-style="none" style:text-position="-11% 100%" fo:font-family="BreeziIconSet" fo:font-size="45pt" fo:font-style="normal" fo:text-shadow="none" style:text-underline-style="none" fo:font-weight="normal" style:letter-kerning="true" style:font-family-asian="BreeziIconSet" style:font-size-asian="45pt" style:font-style-asian="normal" style:font-weight-asian="normal" style:font-family-complex="BreeziIconSet" style:font-size-complex="45pt" style:font-style-complex="normal" style:font-weight-complex="normal" style:text-emphasize="none" style:font-relief="none" style:text-overline-style="none" style:text-overline-color="font-color"/>
    </style:style>
    <style:style style:name="T7" style:family="text">
      <style:text-properties fo:color="#000000" style:text-outline="true" style:text-line-through-style="none" style:text-position="-11% 100%" fo:font-family="'Heydings Common Icons'" style:font-pitch="variable" fo:font-size="36pt" fo:font-style="normal" fo:text-shadow="none" style:text-underline-style="none" fo:font-weight="normal" style:letter-kerning="true" style:font-family-asian="font3933" style:font-size-asian="36pt" style:font-style-asian="normal" style:font-weight-asian="normal" style:font-family-complex="font3933" style:font-size-complex="36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position="-11% 100%" fo:font-family="'Heydings Common Icons'" style:font-pitch="variable" fo:font-size="45pt" fo:font-style="normal" fo:text-shadow="none" style:text-underline-style="none" fo:font-weight="normal" style:letter-kerning="true" style:font-family-asian="font3933" style:font-size-asian="45pt" style:font-style-asian="normal" style:font-weight-asian="normal" style:font-family-complex="font3933" style:font-size-complex="45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Webdings" fo:font-size="43pt" fo:font-style="normal" fo:text-shadow="none" style:text-underline-style="none" fo:font-weight="normal" style:letter-kerning="true" style:font-family-asian="Webdings" style:font-size-asian="43pt" style:font-style-asian="normal" style:font-weight-asian="normal" style:font-family-complex="Webdings" style:font-size-complex="24.3999996185303pt" style:font-style-complex="normal" style:font-weight-complex="normal" style:text-emphasize="none" style:font-relief="none" style:text-overline-style="none" style:text-overline-color="font-color"/>
    </style:style>
    <style:style style:name="T10" style:family="text">
      <style:text-properties fo:color="#669933" style:text-outline="false" style:text-line-through-style="none" fo:font-family="BreeziIconSet" fo:font-size="150pt" fo:font-style="normal" fo:text-shadow="none" style:text-underline-style="none" fo:font-weight="normal" style:letter-kerning="true" style:font-family-asian="BreeziIconSet" style:font-size-asian="150pt" style:font-style-asian="normal" style:font-weight-asian="normal" style:font-family-complex="BreeziIconSet" style:font-size-complex="150pt" style:font-style-complex="normal" style:font-weight-complex="normal" style:text-emphasize="none" style:font-relief="none" style:text-overline-style="none" style:text-overline-color="font-color"/>
    </style:style>
    <style:style style:name="T11" style:family="text">
      <style:text-properties fo:color="#669900" fo:font-family="'Atari Classic Chunky'" style:font-pitch="variable" fo:font-size="36pt" fo:font-weight="bold" style:font-size-asian="36pt" style:font-weight-asian="bold" style:font-size-complex="36pt" style:font-weight-complex="bold"/>
    </style:style>
    <style:style style:name="T12" style:family="text">
      <style:text-properties style:use-window-font-color="true" style:text-outline="false" style:text-line-through-style="none" fo:font-family="Wingdings3" fo:font-size="40pt" fo:font-style="normal" fo:text-shadow="none" style:text-underline-style="none" fo:font-weight="normal" style:letter-kerning="true" style:font-family-asian="Wingdings3" style:font-size-asian="40pt" style:font-style-asian="normal" style:font-weight-asian="normal" style:font-family-complex="Wingdings3" style:font-size-complex="40pt" style:font-style-complex="normal" style:font-weight-complex="normal" style:text-emphasize="none" style:font-relief="none" style:text-overline-style="none" style:text-overline-color="font-color"/>
    </style:style>
    <style:style style:name="T13" style:family="text">
      <style:text-properties fo:color="#666666" style:text-outline="true" fo:font-family="'Adobe Gothic Std'" style:font-family-generic="swiss" style:font-pitch="variable" fo:font-size="32pt" fo:font-weight="normal" style:font-size-asian="32pt" style:font-size-complex="32pt"/>
    </style:style>
    <style:style style:name="T14" style:family="text">
      <style:text-properties style:use-window-font-color="true" style:text-outline="false" style:text-line-through-style="none" fo:font-family="BreeziIconSet" fo:font-size="45pt" fo:font-style="normal" fo:text-shadow="none" style:text-underline-style="none" fo:font-weight="normal" style:letter-kerning="true" style:font-family-asian="BreeziIconSet" style:font-size-asian="45pt" style:font-style-asian="normal" style:font-weight-asian="normal" style:font-family-complex="BreeziIconSet" style:font-size-complex="45pt" style:font-style-complex="normal" style:font-weight-complex="normal" style:text-emphasize="none" style:font-relief="none" style:text-overline-style="none" style:text-overline-color="font-color"/>
    </style:style>
    <style:style style:name="T15" style:family="text">
      <style:text-properties fo:color="#dddddd" style:text-outline="true" style:text-line-through-style="none" style:text-position="-11% 100%" fo:font-family="'Heydings Common Icons'" style:font-pitch="variable" fo:font-size="36pt" fo:font-style="normal" fo:text-shadow="none" style:text-underline-style="none" fo:font-weight="normal" style:letter-kerning="true" style:font-family-asian="font3933" style:font-size-asian="36pt" style:font-style-asian="normal" style:font-weight-asian="normal" style:font-family-complex="font3933" style:font-size-complex="36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fo:font-family="BreeziIconSet" fo:font-size="34pt" fo:font-style="normal" fo:text-shadow="none" style:text-underline-style="none" fo:font-weight="normal" style:letter-kerning="true" style:font-family-asian="BreeziIconSet" style:font-size-asian="34pt" style:font-style-asian="normal" style:font-weight-asian="normal" style:font-family-complex="BreeziIconSet" style:font-size-complex="19.2999992370605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fo:font-family="Wingdings3" fo:font-size="43pt" fo:font-style="normal" fo:text-shadow="none" style:text-underline-style="none" fo:font-weight="normal" style:letter-kerning="true" style:font-family-asian="Wingdings3" style:font-size-asian="43pt" style:font-style-asian="normal" style:font-weight-asian="normal" style:font-family-complex="Wingdings3" style:font-size-complex="24.399999618530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 draw:text-style-name="P1" draw:layer="layout" svg:width="11.324cm" svg:height="1.764cm" svg:x="0.266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0.266cm" svg:y="3.664cm" svg:viewBox="0 0 8766 1765" svg:d="M8302 703c-204 354-369 705-499 1062h-7509c-147 0-294-148-294-295v-1176c0-147 147-294 294-294h8472c-165 218-319 452-464 703z">
          <text:p/>
        </draw:path>
        <draw:path draw:style-name="gr4" draw:text-style-name="P1" draw:layer="layout" svg:width="7.704cm" svg:height="1.764cm" svg:x="0.266cm" svg:y="5.726cm" svg:viewBox="0 0 7705 1765" svg:d="M7445 1765h-7151c-147 0-294-148-294-295v-1176c0-147 147-294 294-294h7411c-170 559-253 1137-260 1765z">
          <text:p/>
        </draw:path>
        <draw:path draw:style-name="gr4" draw:text-style-name="P1" draw:layer="layout" svg:width="7.749cm" svg:height="1.764cm" svg:x="0.266cm" svg:y="7.787cm" svg:viewBox="0 0 7750 1765" svg:d="M7750 1765h-7456c-147 0-294-148-294-295v-1176c0-147 147-294 294-294h7154c19 626 117 1204 302 1765z">
          <text:p/>
        </draw:path>
        <draw:path draw:style-name="gr4" draw:text-style-name="P1" draw:layer="layout" svg:width="8.876cm" svg:height="1.764cm" svg:x="0.266cm" svg:y="9.849cm" svg:viewBox="0 0 8877 1765" svg:d="M8302 918c178 307 368 588 575 847h-8583c-147 0-294-148-294-295v-1176c0-147 147-294 294-294h7564c120 308 268 612 444 918z">
          <text:p/>
        </draw:path>
        <draw:path draw:style-name="gr4" draw:text-style-name="P1" draw:layer="layout" svg:width="11.405cm" svg:height="1.764cm" svg:x="0.266cm" svg:y="11.908cm" svg:viewBox="0 0 11406 1765" svg:d="M10645 1202c254 146 507 273 761 381-49 101-158 182-267 182h-10845c-147 0-294-148-294-295v-1176c0-147 147-294 294-294h8835c427 468 923 859 1516 1202z">
          <text:p/>
        </draw:path>
        <draw:path draw:style-name="gr5" draw:text-style-name="P1" draw:layer="layout" svg:width="11.257cm" svg:height="12.171cm" svg:x="17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frame draw:style-name="gr6" draw:text-style-name="P5" draw:layer="layout" svg:width="1.5cm" svg:height="2.051cm" svg:x="0.12cm" svg:y="1.409cm">
          <draw:text-box>
            <text:p text:style-name="P4"><text:span text:style-name="T1">q</text:span></text:p>
          </draw:text-box>
        </draw:frame>
        <draw:frame draw:style-name="gr7" draw:text-style-name="P6" draw:layer="layout" svg:width="7.8cm" svg:height="1.644cm" svg:x="1.6cm" svg:y="1.8cm">
          <draw:text-box>
            <text:p><text:span text:style-name="T2">TELEPHONE</text:span></text:p>
          </draw:text-box>
        </draw:frame>
        <draw:frame draw:style-name="gr6" draw:text-style-name="P7" draw:layer="layout" svg:width="2.8cm" svg:height="2.051cm" svg:x="0.105cm" svg:y="11.686cm">
          <draw:text-box>
            <text:p text:style-name="P4"><text:span text:style-name="T1">C</text:span></text:p>
          </draw:text-box>
        </draw:frame>
        <draw:frame draw:style-name="gr8" draw:text-style-name="P6" draw:layer="layout" svg:width="7.4cm" svg:height="1.444cm" svg:x="1.6cm" svg:y="12.056cm">
          <draw:text-box>
            <text:p><text:span text:style-name="T2">PARAMETRES</text:span></text:p>
          </draw:text-box>
        </draw:frame>
        <draw:frame draw:style-name="gr9" draw:text-style-name="P8" draw:layer="layout" svg:width="1.912cm" svg:height="1.775cm" svg:x="3.588cm" svg:y="15.04cm">
          <draw:text-box>
            <text:p text:style-name="P4"><text:span text:style-name="T3">q</text:span></text:p>
          </draw:text-box>
        </draw:frame>
        <draw:frame draw:style-name="gr9" draw:text-style-name="P9" draw:layer="layout" svg:width="1.539cm" svg:height="1.775cm" svg:x="0.261cm" svg:y="3.8cm">
          <draw:text-box>
            <text:p text:style-name="P4"><text:span text:style-name="T4">u</text:span></text:p>
          </draw:text-box>
        </draw:frame>
        <draw:frame draw:style-name="gr7" draw:text-style-name="P6" draw:layer="layout" svg:width="7.8cm" svg:height="1.644cm" svg:x="1.6cm" svg:y="3.8cm">
          <draw:text-box>
            <text:p><text:span text:style-name="T2">ASSITANT</text:span></text:p>
          </draw:text-box>
        </draw:frame>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0" draw:layer="layout" svg:width="2.8cm" svg:height="2.051cm" svg:x="6.6cm" svg:y="14.749cm">
          <draw:text-box>
            <text:p text:style-name="P4"><text:span text:style-name="T5">b</text:span></text:p>
          </draw:text-box>
        </draw:fram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0" draw:layer="layout" svg:width="2.8cm" svg:height="2.051cm" svg:x="0.6cm" svg:y="14.8cm">
          <draw:text-box>
            <text:p text:style-name="P4"><text:span text:style-name="T6">h</text:span></text:p>
          </draw:text-box>
        </draw:frame>
        <draw:custom-shape draw:style-name="gr3" draw:text-style-name="P1" draw:layer="layout" svg:width="2.9cm" svg:height="1.764cm" svg:x="12.429cm" svg:y="14.9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01cm" svg:y="15.0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9cm" svg:y="14.801cm">
          <draw:text-box>
            <text:p text:style-name="P4"><text:span text:style-name="T7">m</text:span></text:p>
          </draw:text-box>
        </draw:frame>
        <draw:custom-shape draw:style-name="gr3" draw:text-style-name="P1" draw:layer="layout" svg:width="2.9cm" svg:height="1.764cm" draw:transform="rotate (3.1415926535892) translate (12.132cm 16.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6cm 16.5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2cm 16.84cm)">
          <draw:text-box>
            <text:p text:style-name="P4"><text:span text:style-name="T7">m</text:span></text:p>
          </draw:text-box>
        </draw:frame>
        <draw:frame draw:style-name="gr7" draw:text-style-name="P6" draw:layer="layout" svg:width="7.8cm" svg:height="1.644cm" svg:x="1.6cm" svg:y="5.9cm">
          <draw:text-box>
            <text:p><text:span text:style-name="T2">NAVIGATION</text:span></text:p>
          </draw:text-box>
        </draw:frame>
        <draw:frame draw:style-name="gr7" draw:text-style-name="P6" draw:layer="layout" svg:width="7.8cm" svg:height="1.644cm" svg:x="1.6cm" svg:y="9.96cm">
          <draw:text-box>
            <text:p><text:span text:style-name="T2">MULTIMEDIA</text:span></text:p>
          </draw:text-box>
        </draw:frame>
        <draw:frame draw:style-name="gr6" draw:text-style-name="P13" draw:layer="layout" svg:width="1.77cm" svg:height="2.051cm" svg:x="0.12cm" svg:y="5.509cm">
          <draw:text-box>
            <text:p text:style-name="P4"><text:span text:style-name="T1">N</text:span></text:p>
          </draw:text-box>
        </draw:frame>
        <draw:frame draw:style-name="gr6" draw:text-style-name="P13" draw:layer="layout" svg:width="1.87cm" svg:height="2.051cm" svg:x="0.1cm" svg:y="7.56cm">
          <draw:text-box>
            <text:p text:style-name="P4"><text:span text:style-name="T1">4</text:span></text:p>
          </draw:text-box>
        </draw:frame>
        <draw:frame draw:style-name="gr7" draw:text-style-name="P6" draw:layer="layout" svg:width="5.7cm" svg:height="1.644cm" svg:x="1.6cm" svg:y="7.9cm">
          <draw:text-box>
            <text:p><text:span text:style-name="T2">ODB II</text:span></text:p>
          </draw:text-box>
        </draw:frame>
        <draw:frame draw:style-name="gr6" draw:text-style-name="P7" draw:layer="layout" svg:width="2.8cm" svg:height="2.051cm" svg:x="0.09cm" svg:y="9.54cm">
          <draw:text-box>
            <text:p text:style-name="P4"><text:span text:style-name="T1">V</text:span></text:p>
          </draw:text-box>
        </draw:frame>
      </draw:page>
      <draw:page draw:name="page2"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8cm" svg:y="14.8cm">
          <draw:text-box>
            <text:p text:style-name="P4"><text:span text:style-name="T7">m</text:span></text:p>
          </draw:text-box>
        </draw:fram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1cm 16.839cm)">
          <draw:text-box>
            <text:p text:style-name="P4"><text:span text:style-name="T7">m</text:span></text:p>
          </draw:text-box>
        </draw:frame>
        <draw:path draw:style-name="gr4" draw:text-style-name="P1" draw:layer="layout" svg:width="11.324cm" svg:height="1.764cm" svg:x="0.266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0.266cm" svg:y="3.664cm" svg:viewBox="0 0 8766 1765" svg:d="M8302 703c-204 354-369 705-499 1062h-7509c-147 0-294-148-294-295v-1176c0-147 147-294 294-294h8472c-165 218-319 452-464 703z">
          <text:p/>
        </draw:path>
        <draw:path draw:style-name="gr4" draw:text-style-name="P1" draw:layer="layout" svg:width="7.704cm" svg:height="1.764cm" svg:x="0.266cm" svg:y="5.726cm" svg:viewBox="0 0 7705 1765" svg:d="M7445 1765h-7151c-147 0-294-148-294-295v-1176c0-147 147-294 294-294h7411c-170 559-253 1137-260 1765z">
          <text:p/>
        </draw:path>
        <draw:path draw:style-name="gr4" draw:text-style-name="P1" draw:layer="layout" svg:width="7.749cm" svg:height="1.764cm" svg:x="0.266cm" svg:y="7.787cm" svg:viewBox="0 0 7750 1765" svg:d="M7750 1765h-7456c-147 0-294-148-294-295v-1176c0-147 147-294 294-294h7154c19 626 117 1204 302 1765z">
          <text:p/>
        </draw:path>
        <draw:path draw:style-name="gr4" draw:text-style-name="P1" draw:layer="layout" svg:width="8.876cm" svg:height="1.764cm" svg:x="0.266cm" svg:y="9.849cm" svg:viewBox="0 0 8877 1765" svg:d="M8302 918c178 307 368 588 575 847h-8583c-147 0-294-148-294-295v-1176c0-147 147-294 294-294h7564c120 308 268 612 444 918z">
          <text:p/>
        </draw:path>
        <draw:path draw:style-name="gr4" draw:text-style-name="P1" draw:layer="layout" svg:width="11.405cm" svg:height="1.764cm" svg:x="0.266cm" svg:y="11.908cm" svg:viewBox="0 0 11406 1765" svg:d="M10645 1202c254 146 507 273 761 381-49 101-158 182-267 182h-10845c-147 0-294-148-294-295v-1176c0-147 147-294 294-294h8835c427 468 923 859 1516 1202z">
          <text:p/>
        </draw:path>
        <draw:path draw:style-name="gr5" draw:text-style-name="P1" draw:layer="layout" svg:width="11.257cm" svg:height="12.171cm" svg:x="17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4" draw:layer="layout" svg:width="2.8cm" svg:height="2.051cm" svg:x="0.6cm" svg:y="14.8cm">
          <draw:text-box>
            <text:p text:style-name="P4"><text:span text:style-name="T6">h</text:span></text:p>
          </draw:text-box>
        </draw:frame>
        <draw:frame draw:style-name="gr9" draw:text-style-name="P8" draw:layer="layout" svg:width="1.912cm" svg:height="1.775cm" svg:x="3.588cm" svg:y="15.041cm">
          <draw:text-box>
            <text:p text:style-name="P4"><text:span text:style-name="T3">q</text:span></text:p>
          </draw:text-box>
        </draw:frame>
        <draw:frame draw:style-name="gr6" draw:text-style-name="P13" draw:layer="layout" svg:width="1.7cm" svg:height="2.051cm" svg:x="0.1cm" svg:y="1.349cm">
          <draw:text-box>
            <text:p text:style-name="P4"><text:span text:style-name="T1">A</text:span></text:p>
          </draw:text-box>
        </draw:frame>
        <draw:frame draw:style-name="gr7" draw:text-style-name="P6" draw:layer="layout" svg:width="7.8cm" svg:height="1.644cm" svg:x="1.6cm" svg:y="1.8cm">
          <draw:text-box>
            <text:p><text:span text:style-name="T2">CONTACTS</text:span></text:p>
          </draw:text-box>
        </draw:frame>
        <draw:frame draw:style-name="gr6" draw:text-style-name="P13" draw:layer="layout" svg:width="1.7cm" svg:height="2.051cm" svg:x="0.1cm" svg:y="5.549cm">
          <draw:text-box>
            <text:p text:style-name="P4"><text:span text:style-name="T1">b</text:span></text:p>
          </draw:text-box>
        </draw:frame>
        <draw:frame draw:style-name="gr6" draw:text-style-name="P15" draw:layer="layout" svg:width="1.9cm" svg:height="2.051cm" svg:x="0cm" svg:y="11.6cm">
          <draw:text-box>
            <text:p text:style-name="P4"><text:span text:style-name="T8">q</text:span></text:p>
          </draw:text-box>
        </draw:frame>
        <draw:frame draw:style-name="gr7" draw:text-style-name="P6" draw:layer="layout" svg:width="7.8cm" svg:height="1.644cm" svg:x="1.7cm" svg:y="12.056cm">
          <draw:text-box>
            <text:p><text:span text:style-name="T2">APPELS</text:span></text:p>
          </draw:text-box>
        </draw:frame>
        <draw:frame draw:style-name="gr11" draw:text-style-name="P16" draw:layer="layout" svg:width="1.421cm" svg:height="1.772cm" svg:x="0.279cm" svg:y="9.928cm">
          <draw:text-box>
            <text:p text:style-name="P4"><text:span text:style-name="T9"></text:span></text:p>
          </draw:text-box>
        </draw:frame>
        <draw:frame draw:style-name="gr7" draw:text-style-name="P6" draw:layer="layout" svg:width="7.8cm" svg:height="1.644cm" svg:x="1.8cm" svg:y="10.056cm">
          <draw:text-box>
            <text:p><text:span text:style-name="T2">888</text:span></text:p>
          </draw:text-box>
        </draw:frame>
        <draw:frame draw:style-name="gr7" draw:text-style-name="P6" draw:layer="layout" svg:width="7.8cm" svg:height="1.644cm" svg:x="1.7cm" svg:y="5.856cm">
          <draw:text-box>
            <text:p><text:span text:style-name="T2">SMS</text:span></text:p>
          </draw:text-box>
        </draw:frame>
      </draw:page>
      <draw:page draw:name="page3"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 draw:text-style-name="P1" draw:layer="layout" svg:width="11.324cm" svg:height="1.764cm" svg:x="0.266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0.266cm" svg:y="3.664cm" svg:viewBox="0 0 8766 1765" svg:d="M8302 703c-204 354-369 705-499 1062h-7509c-147 0-294-148-294-295v-1176c0-147 147-294 294-294h8472c-165 218-319 452-464 703z">
          <text:p/>
        </draw:path>
        <draw:path draw:style-name="gr4" draw:text-style-name="P1" draw:layer="layout" svg:width="7.704cm" svg:height="1.764cm" svg:x="0.266cm" svg:y="5.726cm" svg:viewBox="0 0 7705 1765" svg:d="M7445 1765h-7151c-147 0-294-148-294-295v-1176c0-147 147-294 294-294h7411c-170 559-253 1137-260 1765z">
          <text:p/>
        </draw:path>
        <draw:path draw:style-name="gr4" draw:text-style-name="P1" draw:layer="layout" svg:width="7.749cm" svg:height="1.764cm" svg:x="0.266cm" svg:y="7.787cm" svg:viewBox="0 0 7750 1765" svg:d="M7750 1765h-7456c-147 0-294-148-294-295v-1176c0-147 147-294 294-294h7154c19 626 117 1204 302 1765z">
          <text:p/>
        </draw:path>
        <draw:path draw:style-name="gr4" draw:text-style-name="P1" draw:layer="layout" svg:width="8.876cm" svg:height="1.764cm" svg:x="0.266cm" svg:y="9.849cm" svg:viewBox="0 0 8877 1765" svg:d="M8302 918c178 307 368 588 575 847h-8583c-147 0-294-148-294-295v-1176c0-147 147-294 294-294h7564c120 308 268 612 444 918z">
          <text:p/>
        </draw:path>
        <draw:path draw:style-name="gr4" draw:text-style-name="P1" draw:layer="layout" svg:width="11.405cm" svg:height="1.764cm" svg:x="0.266cm" svg:y="11.908cm" svg:viewBox="0 0 11406 1765" svg:d="M10645 1202c254 146 507 273 761 381-49 101-158 182-267 182h-10845c-147 0-294-148-294-295v-1176c0-147 147-294 294-294h8835c427 468 923 859 1516 1202z">
          <text:p/>
        </draw:path>
        <draw:path draw:style-name="gr5" draw:text-style-name="P1" draw:layer="layout" svg:width="11.257cm" svg:height="12.171cm" svg:x="17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frame draw:style-name="gr9" draw:text-style-name="P8" draw:layer="layout" svg:width="1.912cm" svg:height="1.775cm" svg:x="3.588cm" svg:y="15.04cm">
          <draw:text-box>
            <text:p text:style-name="P4"><text:span text:style-name="T3">q</text:span></text:p>
          </draw:text-box>
        </draw:frame>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7" draw:layer="layout" svg:width="2.8cm" svg:height="2.051cm" svg:x="6.6cm" svg:y="14.749cm">
          <draw:text-box>
            <text:p text:style-name="P4"><text:span text:style-name="T5">b</text:span></text:p>
          </draw:text-box>
        </draw:fram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7" draw:layer="layout" svg:width="2.8cm" svg:height="2.051cm" svg:x="0.6cm" svg:y="14.8cm">
          <draw:text-box>
            <text:p text:style-name="P4"><text:span text:style-name="T6">h</text:span></text:p>
          </draw:text-box>
        </draw:frame>
        <draw:custom-shape draw:style-name="gr3" draw:text-style-name="P1" draw:layer="layout" svg:width="2.9cm" svg:height="1.764cm" svg:x="12.429cm" svg:y="14.9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01cm" svg:y="15.0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9cm" svg:y="14.801cm">
          <draw:text-box>
            <text:p text:style-name="P4"><text:span text:style-name="T7">m</text:span></text:p>
          </draw:text-box>
        </draw:frame>
        <draw:custom-shape draw:style-name="gr3" draw:text-style-name="P1" draw:layer="layout" svg:width="2.9cm" svg:height="1.764cm" draw:transform="rotate (3.1415926535892) translate (12.132cm 16.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6cm 16.5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2cm 16.84cm)">
          <draw:text-box>
            <text:p text:style-name="P4"><text:span text:style-name="T7">m</text:span></text:p>
          </draw:text-box>
        </draw:frame>
        <draw:frame draw:style-name="gr12" draw:text-style-name="P18" draw:layer="layout" svg:width="2.239cm" svg:height="5.331cm" svg:x="11.5cm" svg:y="5.4cm">
          <draw:text-box>
            <text:p text:style-name="P4"><text:span text:style-name="T10">Y</text:span></text:p>
          </draw:text-box>
        </draw:frame>
        <draw:frame draw:style-name="gr13" draw:text-style-name="P19" draw:layer="layout" svg:width="28.222cm" svg:height="3.2cm" svg:x="0cm" svg:y="10.4cm">
          <draw:text-box>
            <text:p text:style-name="P1"><text:span text:style-name="T11">NOT IMPLEMENTED YET</text:span></text:p>
          </draw:text-box>
        </draw:frame>
      </draw:page>
      <draw:page draw:name="page4" draw:style-name="dp1" draw:master-page-name="Standard">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rect draw:style-name="gr2" draw:text-style-name="P1" draw:layer="layout" svg:width="28.6cm" svg:height="1.2cm" svg:x="-0.2cm" svg:y="-0.2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8cm" svg:y="14.8cm">
          <draw:text-box>
            <text:p text:style-name="P4"><text:span text:style-name="T7">m</text:span></text:p>
          </draw:text-box>
        </draw:fram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1cm 16.839cm)">
          <draw:text-box>
            <text:p text:style-name="P4"><text:span text:style-name="T7">m</text:span></text:p>
          </draw:text-box>
        </draw:frame>
        <draw:path draw:style-name="gr4" draw:text-style-name="P1" draw:layer="layout" svg:width="8.765cm" svg:height="1.764cm" svg:x="-4.734cm" svg:y="3.664cm" svg:viewBox="0 0 8766 1765" svg:d="M8302 703c-204 354-369 705-499 1062h-7509c-147 0-294-148-294-295v-1176c0-147 147-294 294-294h8472c-165 218-319 452-464 703z">
          <text:p/>
        </draw:path>
        <draw:path draw:style-name="gr4" draw:text-style-name="P1" draw:layer="layout" svg:width="7.704cm" svg:height="1.764cm" svg:x="-4.734cm" svg:y="5.726cm" svg:viewBox="0 0 7705 1765" svg:d="M7445 1765h-7151c-147 0-294-148-294-295v-1176c0-147 147-294 294-294h7411c-170 559-253 1137-260 1765z">
          <text:p/>
        </draw:path>
        <draw:path draw:style-name="gr4" draw:text-style-name="P1" draw:layer="layout" svg:width="7.749cm" svg:height="1.764cm" svg:x="-4.734cm" svg:y="7.787cm" svg:viewBox="0 0 7750 1765" svg:d="M7750 1765h-7456c-147 0-294-148-294-295v-1176c0-147 147-294 294-294h7154c19 626 117 1204 302 1765z">
          <text:p/>
        </draw:path>
        <draw:path draw:style-name="gr4" draw:text-style-name="P1" draw:layer="layout" svg:width="8.876cm" svg:height="1.764cm" svg:x="-4.734cm" svg:y="9.849cm" svg:viewBox="0 0 8877 1765" svg:d="M8302 918c178 307 368 588 575 847h-8583c-147 0-294-148-294-295v-1176c0-147 147-294 294-294h7564c120 308 268 612 444 918z">
          <text:p/>
        </draw:path>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4" draw:layer="layout" svg:width="2.8cm" svg:height="2.051cm" svg:x="0.6cm" svg:y="14.8cm">
          <draw:text-box>
            <text:p text:style-name="P4"><text:span text:style-name="T6">h</text:span></text:p>
          </draw:text-box>
        </draw:frame>
        <draw:frame draw:style-name="gr9" draw:text-style-name="P8" draw:layer="layout" svg:width="1.912cm" svg:height="1.775cm" svg:x="3.588cm" svg:y="15.041cm">
          <draw:text-box>
            <text:p text:style-name="P4"><text:span text:style-name="T3">q</text:span></text:p>
          </draw:text-box>
        </draw:frame>
        <draw:frame draw:style-name="gr6" draw:text-style-name="P13" draw:layer="layout" svg:width="1.7cm" svg:height="2.051cm" svg:x="-4.9cm" svg:y="5.549cm">
          <draw:text-box>
            <text:p text:style-name="P4"><text:span text:style-name="T1">b</text:span></text:p>
          </draw:text-box>
        </draw:frame>
        <draw:frame draw:style-name="gr11" draw:text-style-name="P16" draw:layer="layout" svg:width="1.421cm" svg:height="1.772cm" svg:x="-4.721cm" svg:y="9.928cm">
          <draw:text-box>
            <text:p text:style-name="P4"><text:span text:style-name="T9"></text:span></text:p>
          </draw:text-box>
        </draw:frame>
        <draw:frame draw:style-name="gr7" draw:text-style-name="P6" draw:layer="layout" svg:width="7.8cm" svg:height="1.644cm" svg:x="-3.2cm" svg:y="10.056cm">
          <draw:text-box>
            <text:p><text:span text:style-name="T2">888</text:span></text:p>
          </draw:text-box>
        </draw:frame>
        <draw:frame draw:style-name="gr7" draw:text-style-name="P6" draw:layer="layout" svg:width="7.8cm" svg:height="1.644cm" svg:x="-3.3cm" svg:y="5.856cm">
          <draw:text-box>
            <text:p><text:span text:style-name="T2">SMS</text:span></text:p>
          </draw:text-box>
        </draw:frame>
        <draw:custom-shape draw:style-name="gr14" draw:text-style-name="P1" draw:layer="layout" svg:width="22.5cm" svg:height="11.9cm" svg:x="4.2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 draw:text-style-name="P1" draw:layer="layout" svg:width="11.324cm" svg:height="1.764cm" svg:x="-4.734cm" svg:y="1.602cm" svg:viewBox="0 0 11325 1765" svg:d="M10645 422c-652 377-1186 812-1641 1343h-8710c-147 0-294-148-294-295v-1176c0-147 147-294 294-294h10845c66 0 133 30 186 76-227 100-453 215-680 346z">
          <text:p/>
        </draw:path>
        <draw:frame draw:style-name="gr6" draw:text-style-name="P13" draw:layer="layout" svg:width="1.7cm" svg:height="2.051cm" svg:x="-4.9cm" svg:y="1.349cm">
          <draw:text-box>
            <text:p text:style-name="P4"><text:span text:style-name="T1">A</text:span></text:p>
          </draw:text-box>
        </draw:frame>
        <draw:frame draw:style-name="gr7" draw:text-style-name="P6" draw:layer="layout" svg:width="7.8cm" svg:height="1.644cm" svg:x="-3.4cm" svg:y="1.8cm">
          <draw:text-box>
            <text:p><text:span text:style-name="T2">CONTACTS</text:span></text:p>
          </draw:text-box>
        </draw:frame>
        <draw:path draw:style-name="gr4" draw:text-style-name="P1" draw:layer="layout" svg:width="11.405cm" svg:height="1.764cm" svg:x="-4.734cm" svg:y="11.908cm" svg:viewBox="0 0 11406 1765" svg:d="M10645 1202c254 146 507 273 761 381-49 101-158 182-267 182h-10845c-147 0-294-148-294-295v-1176c0-147 147-294 294-294h8835c427 468 923 859 1516 1202z">
          <text:p/>
        </draw:path>
        <draw:frame draw:style-name="gr6" draw:text-style-name="P15" draw:layer="layout" svg:width="1.9cm" svg:height="2.051cm" svg:x="-5cm" svg:y="11.6cm">
          <draw:text-box>
            <text:p text:style-name="P4"><text:span text:style-name="T8">q</text:span></text:p>
          </draw:text-box>
        </draw:frame>
        <draw:frame draw:style-name="gr7" draw:text-style-name="P6" draw:layer="layout" svg:width="7.8cm" svg:height="1.644cm" svg:x="-3.3cm" svg:y="12.056cm">
          <draw:text-box>
            <text:p><text:span text:style-name="T2">APPELS</text:span></text:p>
          </draw:text-box>
        </draw:frame>
        <draw:path draw:style-name="gr5" draw:text-style-name="P1" draw:layer="layout" svg:width="11.257cm" svg:height="12.171cm" svg:x="24.1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custom-shape draw:style-name="gr3" draw:text-style-name="P3" draw:layer="layout" svg:width="2.375cm" svg:height="1.338cm" svg:x="1.962cm" svg:y="1.84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375cm" svg:height="1.338cm" svg:x="1.962cm" svg:y="12.1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20" draw:layer="layout" svg:width="1.468cm" svg:height="1.855cm" svg:x="2.2cm" svg:y="1.601cm">
          <draw:text-box>
            <text:p text:style-name="P4"><text:span text:style-name="T12"></text:span></text:p>
          </draw:text-box>
        </draw:frame>
        <draw:frame draw:style-name="gr15" draw:text-style-name="P20" draw:layer="layout" svg:width="1.468cm" svg:height="1.855cm" draw:transform="rotate (3.1415926535892) translate (3.777cm 13.782cm)">
          <draw:text-box>
            <text:p text:style-name="P4"><text:span text:style-name="T12"></text:span></text:p>
          </draw:text-box>
        </draw:frame>
      </draw:page>
      <draw:page draw:name="page5" draw:style-name="dp1" draw:master-page-name="Standard">
        <draw:rect draw:style-name="gr2" draw:text-style-name="P1" draw:layer="layout" svg:width="28.6cm" svg:height="1.2cm" svg:x="-0.178cm" svg:y="0cm">
          <text:p/>
        </draw:rect>
        <draw:frame draw:style-name="gr1" draw:text-style-name="P1" draw:layer="layout" svg:width="28.316cm" svg:height="15.873cm" svg:x="-0.016cm" svg:y="0.586cm">
          <draw:image xlink:href="Pictures/1000020100000780000004381B52A90E.png" xlink:type="simple" xlink:show="embed" xlink:actuate="onLoad">
            <text:p/>
          </draw:image>
        </draw:frame>
        <draw:rect draw:style-name="gr2" draw:text-style-name="P1" draw:layer="layout" svg:width="28.6cm" svg:height="2.5cm" svg:x="-0.2cm" svg:y="14.6cm">
          <text:p/>
        </draw:rect>
        <draw:custom-shape draw:style-name="gr3" draw:text-style-name="P1" draw:layer="layout" svg:width="2.6cm" svg:height="1.764cm" svg:x="3.2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3.366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12.42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12.5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cm" svg:height="1.9cm" svg:x="13.028cm" svg:y="14.8cm">
          <draw:text-box>
            <text:p text:style-name="P4"><text:span text:style-name="T7">m</text:span></text:p>
          </draw:text-box>
        </draw:frame>
        <draw:custom-shape draw:style-name="gr3" draw:text-style-name="P1" draw:layer="layout" svg:width="2.9cm" svg:height="1.764cm" draw:transform="rotate (3.1415926535892) translate (12.131cm 1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12.059cm 16.5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2" draw:layer="layout" svg:width="2cm" svg:height="1.9cm" draw:transform="rotate (3.1415926535892) translate (11.531cm 16.839cm)">
          <draw:text-box>
            <text:p text:style-name="P4"><text:span text:style-name="T7">m</text:span></text:p>
          </draw:text-box>
        </draw:frame>
        <draw:g>
          <draw:path draw:style-name="gr4" draw:text-style-name="P1" draw:layer="layout" svg:width="11.324cm" svg:height="1.764cm" svg:x="-4.534cm" svg:y="1.602cm" svg:viewBox="0 0 11325 1765" svg:d="M10645 422c-652 377-1186 812-1641 1343h-8710c-147 0-294-148-294-295v-1176c0-147 147-294 294-294h10845c66 0 133 30 186 76-227 100-453 215-680 346z">
            <text:p/>
          </draw:path>
          <draw:path draw:style-name="gr4" draw:text-style-name="P1" draw:layer="layout" svg:width="8.765cm" svg:height="1.764cm" svg:x="-4.534cm" svg:y="3.664cm" svg:viewBox="0 0 8766 1765" svg:d="M8302 703c-204 354-369 705-499 1062h-7509c-147 0-294-148-294-295v-1176c0-147 147-294 294-294h8472c-165 218-319 452-464 703z">
            <text:p/>
          </draw:path>
          <draw:path draw:style-name="gr4" draw:text-style-name="P1" draw:layer="layout" svg:width="7.704cm" svg:height="1.764cm" svg:x="-4.534cm" svg:y="5.726cm" svg:viewBox="0 0 7705 1765" svg:d="M7445 1765h-7151c-147 0-294-148-294-295v-1176c0-147 147-294 294-294h7411c-170 559-253 1137-260 1765z">
            <text:p/>
          </draw:path>
          <draw:path draw:style-name="gr4" draw:text-style-name="P1" draw:layer="layout" svg:width="7.749cm" svg:height="1.764cm" svg:x="-4.534cm" svg:y="7.787cm" svg:viewBox="0 0 7750 1765" svg:d="M7750 1765h-7456c-147 0-294-148-294-295v-1176c0-147 147-294 294-294h7154c19 626 117 1204 302 1765z">
            <text:p/>
          </draw:path>
          <draw:path draw:style-name="gr4" draw:text-style-name="P1" draw:layer="layout" svg:width="8.876cm" svg:height="1.764cm" svg:x="-4.534cm" svg:y="9.849cm" svg:viewBox="0 0 8877 1765" svg:d="M8302 918c178 307 368 588 575 847h-8583c-147 0-294-148-294-295v-1176c0-147 147-294 294-294h7564c120 308 268 612 444 918z">
            <text:p/>
          </draw:path>
          <draw:path draw:style-name="gr4" draw:text-style-name="P1" draw:layer="layout" svg:width="11.405cm" svg:height="1.764cm" svg:x="-4.534cm" svg:y="11.908cm" svg:viewBox="0 0 11406 1765" svg:d="M10645 1202c254 146 507 273 761 381-49 101-158 182-267 182h-10845c-147 0-294-148-294-295v-1176c0-147 147-294 294-294h8835c427 468 923 859 1516 1202z">
            <text:p/>
          </draw:path>
        </draw:g>
        <draw:path draw:style-name="gr5" draw:text-style-name="P1" draw:layer="layout" svg:width="11.257cm" svg:height="12.171cm" svg:x="24.4cm" svg:y="1.565cm" svg:viewBox="0 0 11258 12172" svg:d="M311 11544c1020-589 1753-1322 2343-2343 589-1020 857-2021 857-3200 0-1178-268-2179-857-3200-590-1020-1323-1753-2343-2342-60-34-119-68-178-100 102-70 209-132 319-184 120-55 243-99 369-129s254-46 382-46h8016c128 0 256 16 382 46s249 74 369 129c238 112 461 270 652 461s350 413 461 652c56 119 100 243 130 369s45 253 45 382v8093c0 129-15 257-45 383-30 125-74 249-130 368-111 239-270 462-461 652-191 191-414 350-652 461-120 56-243 100-369 130s-254 46-382 46h-8016c-128 0-256-16-382-46s-249-74-369-130c-159-74-312-170-452-282 104-53 207-110 311-170z">
          <text:p/>
        </draw:path>
        <draw:custom-shape draw:style-name="gr3" draw:text-style-name="P1" draw:layer="layout" svg:width="2.9cm" svg:height="1.764cm" svg:x="6.1cm" svg:y="14.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6.172cm" svg:y="15.0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0.105cm" svg:y="14.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0.177cm" svg:y="15.0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4" draw:layer="layout" svg:width="2.8cm" svg:height="2.051cm" svg:x="0.6cm" svg:y="14.8cm">
          <draw:text-box>
            <text:p text:style-name="P4"><text:span text:style-name="T6">h</text:span></text:p>
          </draw:text-box>
        </draw:frame>
        <draw:frame draw:style-name="gr9" draw:text-style-name="P8" draw:layer="layout" svg:width="1.912cm" svg:height="1.775cm" svg:x="3.588cm" svg:y="15.041cm">
          <draw:text-box>
            <text:p text:style-name="P4"><text:span text:style-name="T3">q</text:span></text:p>
          </draw:text-box>
        </draw:frame>
        <draw:custom-shape draw:style-name="gr3" draw:text-style-name="P1" draw:layer="layout" svg:width="2.5cm" svg:height="1.521cm" svg:x="1.9cm" svg:y="1.7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375cm" svg:height="1.338cm" svg:x="1.962cm" svg:y="1.84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5cm" svg:height="1.521cm" svg:x="1.9cm" svg:y="12.0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375cm" svg:height="1.338cm" svg:x="1.962cm" svg:y="12.1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20" draw:layer="layout" svg:width="1.468cm" svg:height="1.855cm" svg:x="2.2cm" svg:y="1.6cm">
          <draw:text-box>
            <text:p text:style-name="P4"><text:span text:style-name="T12"></text:span></text:p>
          </draw:text-box>
        </draw:frame>
        <draw:frame draw:style-name="gr15" draw:text-style-name="P20" draw:layer="layout" svg:width="1.468cm" svg:height="1.855cm" draw:transform="rotate (3.1415926535892) translate (3.777cm 13.781cm)">
          <draw:text-box>
            <text:p text:style-name="P4"><text:span text:style-name="T12"></text:span></text:p>
          </draw:text-box>
        </draw:frame>
        <draw:path draw:style-name="gr16" draw:text-style-name="P1" draw:layer="layout" svg:width="24.957cm" svg:height="12.1cm" svg:x="3.243cm" svg:y="1.6cm" svg:viewBox="0 0 24958 12101" svg:d="M8228 365c108-71 223-133 340-185h1c128-55 259-100 395-130 134-30 272-46 409-46h5894c35-3 71-4 106-4h7668c958 0 1917 958 1917 1916v8268c0 958-959 1917-1917 1917h-7668c-17 0-34 0-51-1h-5949c-137 0-275-16-409-46-136-30-267-75-396-131-141-62-279-139-407-229-646 232-1312 341-2051 341-1124 0-2081-253-3055-806-974-554-1673-1242-2237-2201-562-959-818-1900-818-3006 0-1108 256-2048 818-3007 564-959 1263-1648 2237-2201s1931-806 3055-806c761 0 1446 116 2111 363 2-2 4-4 7-6z">
          <text:p/>
        </draw:path>
      </draw:page>
      <draw:page draw:name="page6" draw:style-name="dp1" draw:master-page-name="Standard">
        <draw:custom-shape draw:style-name="gr3" draw:text-style-name="P1" draw:layer="layout" svg:width="4.233cm" svg:height="1.764cm" svg:x="0.267cm" svg:y="14.9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4.022cm" svg:height="1.552cm" svg:x="0.372cm" svg:y="15.012cm">
          <text:p text:style-name="P1"><text:span text:style-name="T13">Menu</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1" draw:layer="layout" svg:width="2.8cm" svg:height="2.051cm" svg:x="9.3cm" svg:y="14.7cm">
          <draw:text-box>
            <text:p text:style-name="P4"><text:span text:style-name="T8">q</text:span></text:p>
          </draw:text-box>
        </draw:frame>
        <draw:custom-shape draw:style-name="gr3" draw:text-style-name="P1" draw:layer="layout" svg:width="2.9cm" svg:height="1.764cm" svg:x="4.8cm" svg:y="14.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4.872cm" svg:y="15.0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8" draw:text-style-name="P1" draw:layer="layout" svg:width="11.324cm" svg:height="1.764cm" svg:x="0.266cm" svg:y="1.601cm" svg:viewBox="0 0 11325 1765" svg:d="M10645 422c-652 377-1186 812-1641 1343h-8710c-147 0-294-148-294-295v-1176c0-147 147-294 294-294h10845c66 0 133 30 186 76-227 100-453 215-680 346z">
          <text:p/>
        </draw:path>
        <draw:path draw:style-name="gr18" draw:text-style-name="P1" draw:layer="layout" svg:width="8.765cm" svg:height="1.764cm" svg:x="0.266cm" svg:y="3.663cm" svg:viewBox="0 0 8766 1765" svg:d="M8302 703c-204 354-369 705-499 1062h-7509c-147 0-294-148-294-295v-1176c0-147 147-294 294-294h8472c-165 218-319 452-464 703z">
          <text:p/>
        </draw:path>
        <draw:path draw:style-name="gr18" draw:text-style-name="P1" draw:layer="layout" svg:width="7.704cm" svg:height="1.764cm" svg:x="0.266cm" svg:y="5.725cm" svg:viewBox="0 0 7705 1765" svg:d="M7445 1765h-7151c-147 0-294-148-294-295v-1176c0-147 147-294 294-294h7411c-170 559-253 1137-260 1765z">
          <text:p/>
        </draw:path>
        <draw:path draw:style-name="gr18" draw:text-style-name="P1" draw:layer="layout" svg:width="7.749cm" svg:height="1.764cm" svg:x="0.266cm" svg:y="7.786cm" svg:viewBox="0 0 7750 1765" svg:d="M7750 1765h-7456c-147 0-294-148-294-295v-1176c0-147 147-294 294-294h7154c19 626 117 1204 302 1765z">
          <text:p/>
        </draw:path>
        <draw:path draw:style-name="gr18" draw:text-style-name="P1" draw:layer="layout" svg:width="8.876cm" svg:height="1.764cm" svg:x="0.266cm" svg:y="9.848cm" svg:viewBox="0 0 8877 1765" svg:d="M8302 918c178 307 368 588 575 847h-8583c-147 0-294-148-294-295v-1176c0-147 147-294 294-294h7564c120 308 268 612 444 918z">
          <text:p/>
        </draw:path>
        <draw:path draw:style-name="gr18" draw:text-style-name="P1" draw:layer="layout" svg:width="11.405cm" svg:height="1.764cm" svg:x="0.266cm" svg:y="11.907cm" svg:viewBox="0 0 11406 1765" svg:d="M10645 1202c254 146 507 273 761 381-49 101-158 182-267 182h-10845c-147 0-294-148-294-295v-1176c0-147 147-294 294-294h8835c427 468 923 859 1516 1202z">
          <text:p/>
        </draw:path>
        <draw:path draw:style-name="gr19" draw:text-style-name="P1" draw:layer="layout" svg:width="11.799cm" svg:height="12.171cm" svg:x="16.1cm" svg:y="1.565cm" svg:viewBox="0 0 11800 12172" svg:d="M326 11544c1069-589 1837-1322 2456-2343 617-1020 898-2021 898-3200 0-1178-281-2179-898-3200-619-1020-1387-1753-2456-2342-63-34-125-68-187-100 107-70 219-132 335-184 126-55 254-99 387-129 132-30 266-46 400-46h8402c134 0 268 16 400 46s261 74 387 129c249 112 483 270 683 461 201 191 367 413 484 652 58 119 104 243 136 369 31 126 47 253 47 382v8093c0 129-16 257-47 383-32 125-78 249-136 368-117 239-283 462-484 652-200 191-434 350-683 461-126 56-255 100-387 130s-266 46-400 46h-8402c-134 0-268-16-400-46-133-30-261-74-387-130-167-74-327-170-474-282 109-53 217-110 326-170z">
          <text:p/>
        </draw:path>
        <draw:frame draw:style-name="gr9" draw:text-style-name="P22" draw:layer="layout" svg:width="2.239cm" svg:height="1.775cm" svg:x="13.461cm" svg:y="14.897cm">
          <draw:text-box>
            <text:p text:style-name="P4"><text:span text:style-name="T14">Y</text:span></text:p>
          </draw:text-box>
        </draw:frame>
        <draw:custom-shape draw:style-name="gr3" draw:text-style-name="P1" draw:layer="layout" svg:width="2.6cm" svg:height="1.764cm" svg:x="0.4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295cm" svg:height="1.552cm" svg:x="0.538cm" svg:y="17.9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svg:x="25.2cm" svg:y="17.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svg:x="25.272cm" svg:y="17.9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9cm" svg:height="1.764cm" draw:transform="rotate (3.1415926535892) translate (24.903cm 19.5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755cm" svg:height="1.552cm" draw:transform="rotate (3.1415926535892) translate (24.831cm 19.4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23" draw:layer="layout" svg:width="2cm" svg:height="1.9cm" draw:transform="rotate (3.1415926535892) translate (24.303cm 19.7cm)">
          <draw:text-box>
            <text:p text:style-name="P4"><text:span text:style-name="T15">m</text:span></text:p>
          </draw:text-box>
        </draw:frame>
        <draw:frame draw:style-name="gr20" draw:text-style-name="P22" draw:layer="layout" svg:width="1.539cm" svg:height="1.403cm" svg:x="0.9cm" svg:y="18.061cm">
          <draw:text-box>
            <text:p text:style-name="P4"><text:span text:style-name="T16">q</text:span></text:p>
          </draw:text-box>
        </draw:frame>
        <draw:frame draw:style-name="gr6" draw:text-style-name="P17" draw:layer="layout" svg:width="2.8cm" svg:height="2.051cm" svg:x="25.7cm" svg:y="17.6cm">
          <draw:text-box>
            <text:p text:style-name="P4"><text:span text:style-name="T5">b</text:span></text:p>
          </draw:text-box>
        </draw:frame>
        <draw:frame draw:style-name="gr11" draw:text-style-name="P16" draw:layer="layout" svg:width="1.421cm" svg:height="1.772cm" svg:x="16.7cm" svg:y="14.7cm">
          <draw:text-box>
            <text:p text:style-name="P4"><text:span text:style-name="T9"></text:span></text:p>
          </draw:text-box>
        </draw:frame>
        <draw:frame draw:style-name="gr21" draw:text-style-name="P24" draw:layer="layout" svg:width="1.344cm" svg:height="1.979cm" svg:x="13.956cm" svg:y="7.6cm">
          <draw:text-box>
            <text:p text:style-name="P4"><text:span text:style-name="T17"></text:span></text:p>
          </draw:text-box>
        </draw:frame>
        <draw:circle draw:style-name="gr22" draw:text-style-name="P1" draw:layer="layout" svg:width="12.172cm" svg:height="12.172cm" svg:x="8.025cm" svg:y="1.534cm">
          <text:p/>
        </draw:circl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8" draw:display-name="Gradient 8" draw:style="radial" draw:cx="50%" draw:cy="50%" draw:start-color="#333333" draw:end-color="#eeeeee" draw:start-intensity="100%" draw:end-intensity="100%" draw:border="0%"/>
    <draw:gradient draw:name="Gray_20_Gradient_20_2" draw:display-name="Gray Gradient 2" draw:style="linear" draw:start-color="#eeeeee" draw:end-color="#999999" draw:start-intensity="100%" draw:end-intensity="100%" draw:angle="450" draw:border="30%"/>
    <draw:gradient draw:name="Gray_20_Gradient_20_3" draw:display-name="Gray Gradient 3" draw:style="linear" draw:start-color="#dddddd" draw:end-color="#808080" draw:start-intensity="100%" draw:end-intensity="100%" draw:angle="0" draw:border="0%"/>
    <draw:gradient draw:name="Raspi" draw:style="radial" draw:cx="50%" draw:cy="50%" draw:start-color="#7e0021" draw:end-color="#993366" draw:start-intensity="100%" draw:end-intensity="40%" draw:border="15%"/>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222cm" fo:page-height="16.93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wéna LE YONDRE</meta:initial-creator>
    <meta:creation-date>2016-03-04T12:11:32</meta:creation-date>
    <dc:date>2016-03-25T23:01:18</dc:date>
    <dc:creator>Gwéna LE YONDRE</dc:creator>
    <meta:editing-duration>PT3H26M29S</meta:editing-duration>
    <meta:editing-cycles>51</meta:editing-cycles>
    <meta:generator>OpenOffice/4.1.2$Unix OpenOffice.org_project/412m3$Build-9782</meta:generator>
    <meta:document-statistic meta:object-count="198"/>
  </office:meta>
</office:document-meta>
</file>